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VM – SUB GRADIENT DESCENT – LINEAR KERNEL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An assumption made by the SV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orithm is that first class value is −1 and the second class value is +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2.327868056" calcext:value-type="float">
            <text:p>2.327868056</text:p>
          </table:table-cell>
          <table:table-cell office:value-type="float" office:value="2.458016525" calcext:value-type="float">
            <text:p>2.458016525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3.032830419" calcext:value-type="float">
            <text:p>3.032830419</text:p>
          </table:table-cell>
          <table:table-cell office:value-type="float" office:value="3.170770366" calcext:value-type="float">
            <text:p>3.170770366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4.485465382" calcext:value-type="float">
            <text:p>4.485465382</text:p>
          </table:table-cell>
          <table:table-cell office:value-type="float" office:value="3.696728111" calcext:value-type="float">
            <text:p>3.696728111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3.684815246" calcext:value-type="float">
            <text:p>3.684815246</text:p>
          </table:table-cell>
          <table:table-cell office:value-type="float" office:value="3.846846973" calcext:value-type="float">
            <text:p>3.846846973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.283558563" calcext:value-type="float">
            <text:p>2.283558563</text:p>
          </table:table-cell>
          <table:table-cell office:value-type="float" office:value="1.853215997" calcext:value-type="float">
            <text:p>1.853215997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7.807521179" calcext:value-type="float">
            <text:p>7.807521179</text:p>
          </table:table-cell>
          <table:table-cell office:value-type="float" office:value="3.290132136" calcext:value-type="float">
            <text:p>3.290132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.132998136" calcext:value-type="float">
            <text:p>6.132998136</text:p>
          </table:table-cell>
          <table:table-cell office:value-type="float" office:value="2.140563087" calcext:value-type="float">
            <text:p>2.1405630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.514829366" calcext:value-type="float">
            <text:p>7.514829366</text:p>
          </table:table-cell>
          <table:table-cell office:value-type="float" office:value="2.107056961" calcext:value-type="float">
            <text:p>2.107056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.502385039" calcext:value-type="float">
            <text:p>5.502385039</text:p>
          </table:table-cell>
          <table:table-cell office:value-type="float" office:value="1.404002608" calcext:value-type="float">
            <text:p>1.404002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.432932365" calcext:value-type="float">
            <text:p>7.432932365</text:p>
          </table:table-cell>
          <table:table-cell office:value-type="float" office:value="4.236232628" calcext:value-type="float">
            <text:p>4.236232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1. We will use the sub gradient descent techn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 we have our 2 coefficients B1 and B2 (B0 useless for this case), and anormal large value of lamb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ambda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table:style-name="ce2" office:value-type="string" calcext:value-type="string">
            <text:p>1.1 First we get our ouput for the first r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put = Y * ((B1 * X1) + (B2 * X2))</text:p>
          </table:table-cell>
          <table:table-cell table:number-columns-repeated="2"/>
        </table:table-row>
        <table:table-row table:style-name="ro2">
          <table:table-cell table:formula="of:=[.C7]*(([.A21]*[.A7])+([.B21]*[.B7]))" office:value-type="float" office:value="-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.1 If the ouput value is less than 1, then we assumes that the training pattern is a support ve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 we update coefficients by doing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= (1 – 1/t) * b + (1/(lambda * t)) * (y * x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re <text:span text:style-name="T1">t</text:span> is the number of iterations of the learning algorithm with an instanc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.2 If the output value is greather than 1, then we assume that the training pattern is NOT a support ve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 we update coefficients by doing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= (1 – 1/t) * b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2 In our case, output value is less than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 = (1 – 1/1) * 0.0 + 1/(0.45 * 1) * ( -1 * X1)</text:p>
          </table:table-cell>
          <table:table-cell table:number-columns-repeated="2"/>
        </table:table-row>
        <table:table-row table:style-name="ro2">
          <table:table-cell table:formula="of:=(1 - 1/1) * [.A21] + 1/([.C21]*1) * ([.C7]*[.A7])" office:value-type="float" office:value="-5.17304012444444" calcext:value-type="float">
            <text:p>-5.17304012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2">
          <table:table-cell table:formula="of:=(1-1/1)*[.B21]+1/([.C21]*1)*([.C7]*[.B7])" office:value-type="float" office:value="-5.46225894444445" calcext:value-type="float">
            <text:p>-5.46225894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3 We can now jump to the second iteration of the learning algorithm by using the second r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e as 1.1 we get the output for the second r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2">
          <table:table-cell table:formula="of:=[.C8]*(([.A34]*[.A8])+([.A36]*[.B8]))" office:value-type="float" office:value="33.0085222405855" calcext:value-type="float">
            <text:p>33.00852224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e as 1.1.1 we update coefficients, output value is greater than 1 and now t =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2">
          <table:table-cell table:formula="of:=(1-1/2) * [.A34]" office:value-type="float" office:value="-2.58652006222222" calcext:value-type="float">
            <text:p>-2.5865200622</text:p>
          </table:table-cell>
          <table:table-cell table:formula="of:=(1-1/2)*[.A36]" office:value-type="float" office:value="-2.73112947222222" calcext:value-type="float">
            <text:p>-2.7311294722</text:p>
          </table:table-cell>
          <table:table-cell/>
        </table:table-row>
        <table:table-row table:style-name="ro2">
          <table:table-cell table:style-name="ce2" office:value-type="string" calcext:value-type="string">
            <text:p>1.4 More iterations …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5 When we got the best accuracy with our coefficients, we can predi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output &lt; 0 then Y = 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output &gt; 0 then Y =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9:04:00.977970134</meta:creation-date>
    <dc:date>2017-12-14T10:04:35.427342226</dc:date>
    <meta:editing-duration>PT17M32S</meta:editing-duration>
    <meta:editing-cycles>3</meta:editing-cycles>
    <meta:generator>LibreOffice/5.1.6.2$Linux_X86_64 LibreOffice_project/10m0$Build-2</meta:generator>
    <meta:document-statistic meta:table-count="1" meta:cell-count="72" meta:object-count="0"/>
  </office:meta>
</office:document-meta>
</file>